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0.13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normal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namesingular</text:p>
          </table:table-cell>
          <table:table-cell table:style-name="ce3" office:value-type="string">
            <text:p>nameplural</text:p>
          </table:table-cell>
          <table:table-cell table:style-name="ce3" office:value-type="string">
            <text:p>unitsingular</text:p>
          </table:table-cell>
          <table:table-cell table:style-name="ce3" office:value-type="string">
            <text:p>unitplural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size</text:p>
          </table:table-cell>
          <table:table-cell table:style-name="ce5" office:value-type="string">
            <text:p>transportable</text:p>
          </table:table-cell>
          <table:table-cell table:style-name="ce3">
            <draw:control table:end-cell-address="Sheet1.I2" table:end-x="1.659cm" table:end-y="0.09cm" draw:z-index="0" draw:name="Export" draw:text-style-name="P1" svg:width="1.605cm" svg:height="0.475cm" svg:x="0.053cm" svg:y="0.056cm" draw:control="control1"/>
          </table:table-cell>
          <table:table-cell table:style-name="ce3" table:number-columns-repeated="247"/>
        </table:table-row>
        <table:table-row table:style-name="ro1">
          <table:table-cell office:value-type="string">
            <office:annotation draw:style-name="gr1" draw:text-style-name="P3" svg:width="8.418cm" svg:height="0.691cm" svg:x="3.552cm" svg:y="0.001cm" draw:caption-point-x="-3.552cm" draw:caption-point-y="-0.001cm">
              <dc:date>2007-06-27T00:00:00</dc:date>
              <text:p text:style-name="P2"><text:span text:style-name="T1">This special resource dictates a players home planet.</text:span></text:p>
            </office:annotation>
            <text:p>Header Quarter</text:p>
          </table:table-cell>
          <table:table-cell table:number-columns-repeated="3"/>
          <table:table-cell office:value-type="string">
            <text:p>The famous head quarters for a big trading conglomerate.</text:p>
          </table:table-cell>
          <table:table-cell table:number-columns-repeated="2" office:value-type="float" office:value="0">
            <text:p>0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style-name="Default"/>
          <table:table-cell table:style-name="ce4" office:value-type="string" table:number-columns-spanned="2" table:number-rows-spanned="1">
            <text:p>Resources which Grow</text:p>
          </table:table-cell>
          <table:covered-table-cell/>
          <table:table-cell table:number-columns-repeated="253"/>
        </table:table-row>
        <table:table-row table:style-name="ro1">
          <table:table-cell table:number-columns-repeated="2" office:value-type="string">
            <text:p>Fish</text:p>
          </table:table-cell>
          <table:table-cell table:number-columns-repeated="2"/>
          <table:table-cell office:value-type="string">
            <text:p>Things which swim in the sea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office:value-type="string">
            <text:p>Bovine</text:p>
          </table:table-cell>
          <table:table-cell office:value-type="string">
            <text:p>Bovines</text:p>
          </table:table-cell>
          <table:table-cell table:number-columns-repeated="2"/>
          <table:table-cell office:value-type="string">
            <text:p>Four legged animals which are good eatin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false">
            <text:p>FALSE</text:p>
          </table:table-cell>
          <table:table-cell table:number-columns-repeated="248"/>
        </table:table-row>
        <table:table-row table:style-name="ro2">
          <table:table-cell table:style-name="Default"/>
          <table:table-cell table:style-name="ce4" office:value-type="string" table:number-columns-spanned="2" table:number-rows-spanned="1">
            <text:p>Mineable Resources</text:p>
          </table:table-cell>
          <table:covered-table-cell/>
          <table:table-cell table:number-columns-repeated="4"/>
          <table:table-cell table:style-name="ce6"/>
          <table:table-cell table:number-columns-repeated="248"/>
        </table:table-row>
        <table:table-row table:style-name="ro2">
          <table:table-cell table:number-columns-repeated="2" office:value-type="string">
            <text:p>Uranium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heavy metal used in weapon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2">
          <table:table-cell table:number-columns-repeated="2" office:value-type="string">
            <text:p>Iron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basic component to make steel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" office:value-type="string">
            <text:p>Fish Fille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good part of the fish for eating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unprocessed food sourc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Wh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grain which is used to make food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Canned Food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od processed and canned for people to eat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Gu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horrible left over parts of the fish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Fertilis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ertiliser for making things grow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ntimatt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power source of the galactic empir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achinery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r making light work of hard job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Waste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left over bit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table:number-columns-repeated="2" office:value-type="string">
            <text:p>Steel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Basic component of most structure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rmour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protecting ship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making ships go!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Weapon</text:p>
          </table:table-cell>
          <table:table-cell office:value-type="string">
            <text:p>Weapon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A ship component for destroying other ship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Pod</text:p>
          </table:table-cell>
          <table:table-cell office:value-type="string">
            <text:p>Pod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Large metal structures used in cargo holds and engines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Passengers</text:p>
          </table:table-cell>
          <table:table-cell table:number-columns-repeated="2"/>
          <table:table-cell office:value-type="string">
            <text:p>People who want to go somewhere.</text:p>
          </table:table-cell>
          <table:table-cell table:number-columns-repeated="2" office:value-type="float" office:value="1">
            <text:p>1</text:p>
          </table:table-cell>
          <table:table-cell table:style-name="ce6" office:value-type="boolean" office:boolean-value="true">
            <text:p>TRUE</text:p>
          </table:table-cell>
          <table:table-cell table:number-columns-repeated="248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20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20:53:37</dc:date>
    <dc:language>en-AU</dc:language>
    <meta:editing-cycles>23</meta:editing-cycles>
    <meta:editing-duration>PT3H52M47S</meta:editing-duration>
    <meta:user-defined meta:name="Info 1"/>
    <meta:user-defined meta:name="Info 2"/>
    <meta:user-defined meta:name="Info 3"/>
    <meta:user-defined meta:name="Info 4"/>
    <meta:document-statistic meta:table-count="1" meta:cell-count="16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